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3.653cm" style:use-optimal-column-width="false"/>
    </style:style>
    <style:style style:name="co2" style:family="table-column">
      <style:table-column-properties style:column-width="3.801cm" style:use-optimal-column-width="false"/>
    </style:style>
    <style:style style:name="co3" style:family="table-column">
      <style:table-column-properties style:column-width="3.505cm" style:use-optimal-column-width="false"/>
    </style:style>
    <style:style style:name="co4" style:family="table-column">
      <style:table-column-properties style:column-width="3.646cm" style:use-optimal-column-width="false"/>
    </style:style>
    <style:style style:name="ro1" style:family="table-row">
      <style:table-row-properties style:row-height="2.717cm"/>
    </style:style>
    <style:style style:name="ro2" style:family="table-row">
      <style:table-row-properties style:row-height="0.875cm"/>
    </style:style>
    <style:style style:name="ro3" style:family="table-row">
      <style:table-row-properties style:row-height="1.489cm"/>
    </style:style>
    <style:style style:name="ce1" style:family="table-cell">
      <style:paragraph-properties fo:text-align="center"/>
      <style:text-properties fo:font-size="15pt" style:font-size-asian="15pt" style:font-size-complex="15pt"/>
    </style:style>
    <style:style style:name="ce2" style:family="table-cell">
      <style:text-properties fo:font-size="15pt" style:font-size-asian="15pt" style:font-size-complex="15pt"/>
    </style:style>
    <style:style style:name="ce3" style:family="table-cell">
      <style:text-properties fo:font-size="15pt" style:font-size-asian="18pt" style:font-size-complex="18pt"/>
    </style:style>
    <style:style style:name="P1" style:family="paragraph">
      <style:paragraph-properties fo:text-align="center"/>
      <style:text-properties fo:font-size="15pt" style:font-size-asian="15pt" style:font-size-complex="15pt"/>
    </style:style>
    <style:style style:name="P2" style:family="paragraph"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25.563cm" svg:height="18.742cm" svg:x="1.281cm" svg:y="1.1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row table:style-name="ro1" table:default-cell-style-name="ce1">
              <table:table-cell>
                <text:p text:style-name="P1">n(Subnets)/n(Hosts/Subnet)</text:p>
              </table:table-cell>
              <table:table-cell>
                <text:p text:style-name="P1">Throughput (Bytes/sec)</text:p>
              </table:table-cell>
              <table:table-cell>
                <text:p text:style-name="P1">Bandwidth (Bytes/Sec)</text:p>
              </table:table-cell>
              <table:table-cell>
                <text:p text:style-name="P1">Delay</text:p>
                <text:p text:style-name="P1">(Hz)</text:p>
              </table:table-cell>
              <table:table-cell>
                <text:p text:style-name="P1">Packet Loss (%)</text:p>
              </table:table-cell>
              <table:table-cell>
                <text:p text:style-name="P1">Packet Delivery Ratio</text:p>
              </table:table-cell>
              <table:table-cell>
                <text:p text:style-name="P1">Flow request Rate</text:p>
                <text:p text:style-name="P1">(Hz)</text:p>
              </table:table-cell>
            </table:table-row>
            <table:table-row table:style-name="ro2" table:default-cell-style-name="ce2">
              <table:table-cell>
                <text:p text:style-name="P2">1/75</text:p>
              </table:table-cell>
              <table:table-cell>
                <text:p text:style-name="P2">40.755</text:p>
              </table:table-cell>
              <table:table-cell>
                <text:p text:style-name="P2">18370.830</text:p>
              </table:table-cell>
              <table:table-cell>
                <text:p text:style-name="P2">0.261</text:p>
              </table:table-cell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457.667</text:p>
              </table:table-cell>
            </table:table-row>
            <table:table-row table:style-name="ro2" table:default-cell-style-name="gray1">
              <table:table-cell table:style-name="ce2">
                <text:p text:style-name="P2">1/100</text:p>
              </table:table-cell>
              <table:table-cell table:style-name="ce2">
                <text:p text:style-name="P2">34.991</text:p>
              </table:table-cell>
              <table:table-cell table:style-name="ce2">
                <text:p text:style-name="P2">17356.51</text:p>
              </table:table-cell>
              <table:table-cell>
                <text:p><text:span text:style-name="T1">0.368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1</text:span></text:p>
              </table:table-cell>
              <table:table-cell>
                <text:p><text:span text:style-name="T1">421.218</text:span></text:p>
              </table:table-cell>
            </table:table-row>
            <table:table-row table:style-name="ro2" table:default-cell-style-name="ce2">
              <table:table-cell>
                <text:p text:style-name="P2">1/125</text:p>
              </table:table-cell>
              <table:table-cell>
                <text:p text:style-name="P2">33.385</text:p>
              </table:table-cell>
              <table:table-cell>
                <text:p text:style-name="P2">16059.575</text:p>
              </table:table-cell>
              <table:table-cell>
                <text:p text:style-name="P2">0.498</text:p>
              </table:table-cell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421.218</text:p>
              </table:table-cell>
            </table:table-row>
            <table:table-row table:style-name="ro3" table:default-cell-style-name="ce2">
              <table:table-cell>
                <text:p text:style-name="P2">2/75</text:p>
              </table:table-cell>
              <table:table-cell>
                <text:p text:style-name="P2">(39.800)</text:p>
                <text:p text:style-name="P2">(131.147)</text:p>
              </table:table-cell>
              <table:table-cell>
                <text:p text:style-name="P2">8474.048</text:p>
              </table:table-cell>
              <table:table-cell>
                <text:p text:style-name="P2">1.147</text:p>
              </table:table-cell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(211.058)</text:p>
                <text:p text:style-name="P2">(178.142)</text:p>
              </table:table-cell>
            </table:table-row>
            <table:table-row table:style-name="ro3" table:default-cell-style-name="ce2">
              <table:table-cell>
                <text:p text:style-name="P2">2/100</text:p>
              </table:table-cell>
              <table:table-cell>
                <text:p text:style-name="P2">(33.654)</text:p>
                <text:p text:style-name="P2">(33.092)</text:p>
              </table:table-cell>
              <table:table-cell>
                <text:p text:style-name="P2">788.602</text:p>
              </table:table-cell>
              <table:table-cell>
                <text:p text:style-name="P2">1.604</text:p>
              </table:table-cell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(206.138)</text:p>
                <text:p text:style-name="P2">(175.460)</text:p>
              </table:table-cell>
            </table:table-row>
            <table:table-row table:style-name="ro3" table:default-cell-style-name="ce2">
              <table:table-cell table:style-name="ce3">
                <text:p><text:span text:style-name="T2">2/125</text:span></text:p>
              </table:table-cell>
              <table:table-cell>
                <text:p text:style-name="P2">(36.090)</text:p>
                <text:p text:style-name="P2">(144.687)</text:p>
              </table:table-cell>
              <table:table-cell>
                <text:p text:style-name="P2">7664.663</text:p>
              </table:table-cell>
              <table:table-cell>
                <text:p text:style-name="P2">2.104</text:p>
              </table:table-cell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(204.827)</text:p>
                <text:p text:style-name="P2">(175.027)</text:p>
              </table:table-cell>
            </table:table-row>
            <table:table-row table:style-name="ro3" table:default-cell-style-name="ce2">
              <table:table-cell>
                <text:p><text:span text:style-name="T1">3/75</text:span></text:p>
              </table:table-cell>
              <table:table-cell>
                <text:p text:style-name="P2">(22.492)(65.106)</text:p>
              </table:table-cell>
              <table:table-cell>
                <text:p text:style-name="P2">7741.935</text:p>
              </table:table-cell>
              <table:table-cell>
                <text:p text:style-name="P2">1.884</text:p>
              </table:table-cell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(184.219)</text:p>
                <text:p text:style-name="P2">(197.909)</text:p>
              </table:table-cell>
            </table:table-row>
            <table:table-row table:style-name="ro3" table:default-cell-style-name="ce2">
              <table:table-cell>
                <text:p><text:span text:style-name="T1">3/100</text:span></text:p>
              </table:table-cell>
              <table:table-cell>
                <text:p text:style-name="P2">(13.245)</text:p>
                <text:p text:style-name="P2">(114.217)</text:p>
              </table:table-cell>
              <table:table-cell>
                <text:p text:style-name="P2">7305.647</text:p>
              </table:table-cell>
              <table:table-cell>
                <text:p text:style-name="P2">2.654</text:p>
              </table:table-cell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(176.873)</text:p>
                <text:p text:style-name="P2">(189.724)</text:p>
              </table:table-cell>
            </table:table-row>
            <table:table-row table:style-name="ro3" table:default-cell-style-name="ce2">
              <table:table-cell>
                <text:p><text:span text:style-name="T1">3/125</text:span></text:p>
              </table:table-cell>
              <table:table-cell>
                <text:p text:style-name="P2">(19.464)</text:p>
                <text:p text:style-name="P2">(56.255)</text:p>
              </table:table-cell>
              <table:table-cell>
                <text:p text:style-name="P2">6920.175</text:p>
              </table:table-cell>
              <table:table-cell>
                <text:p text:style-name="P2">3.495</text:p>
              </table:table-cell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(168.550)</text:p>
                <text:p text:style-name="P2">(180.656)</text:p>
              </table:table-cell>
            </table:table-row>
            <table:table-row table:style-name="ro3" table:default-cell-style-name="ce2">
              <table:table-cell>
                <text:p><text:span text:style-name="T1">4/75</text:span></text:p>
              </table:table-cell>
              <table:table-cell>
                <text:p text:style-name="P2">(22.525)</text:p>
                <text:p text:style-name="P2">(35.294)</text:p>
              </table:table-cell>
              <table:table-cell>
                <text:p text:style-name="P2">6363.316</text:p>
              </table:table-cell>
              <table:table-cell>
                <text:p text:style-name="P2">3.059</text:p>
              </table:table-cell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(143.111)</text:p>
                <text:p text:style-name="P2">(174.360)</text:p>
              </table:table-cell>
            </table:table-row>
            <table:table-row table:style-name="ro2" table:default-cell-style-name="ce2">
              <table:table-cell>
                <text:p><text:span text:style-name="T1">4/100</text:span></text:p>
              </table:table-cell>
              <table:table-cell>
                <text:p text:style-name="P2">(16.619)</text:p>
                <text:p text:style-name="P2">(41.622)</text:p>
              </table:table-cell>
              <table:table-cell>
                <text:p text:style-name="P2">6011.837</text:p>
              </table:table-cell>
              <table:table-cell>
                <text:p text:style-name="P2">4.300</text:p>
              </table:table-cell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(135.744)</text:p>
                <text:p text:style-name="P2">(165.223)</text:p>
              </table:table-cell>
            </table:table-row>
            <table:table-row table:style-name="ro2" table:default-cell-style-name="ce2">
              <table:table-cell>
                <text:p><text:span text:style-name="T1">4.125</text:span></text:p>
              </table:table-cell>
              <table:table-cell>
                <text:p text:style-name="P2">(15.133)</text:p>
                <text:p text:style-name="P2">(43.412)</text:p>
              </table:table-cell>
              <table:table-cell>
                <text:p text:style-name="P2">5862.210</text:p>
              </table:table-cell>
              <table:table-cell>
                <text:p text:style-name="P2">5.502</text:p>
              </table:table-cell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(125.774)</text:p>
                <text:p text:style-name="P2">(161.112)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DejaVu Sans" fo:font-family="'DejaVu Sans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DejaVu Sans1" style:font-family-complex="'DejaVu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6T16:08:28.976984908</meta:creation-date>
    <dc:date>2019-03-26T16:31:06.134322168</dc:date>
    <meta:editing-duration>PT22M36S</meta:editing-duration>
    <meta:editing-cycles>3</meta:editing-cycles>
    <meta:generator>LibreOffice/6.2.2.2$Linux_X86_64 LibreOffice_project/20$Build-2</meta:generator>
    <meta:document-statistic meta:object-count="1"/>
  </office:meta>
</office:document-meta>
</file>